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style:line-height-at-least="0.423cm"/>
      <style:text-properties officeooo:paragraph-rsid="0012f3bf"/>
    </style:style>
    <style:style style:name="P2" style:family="paragraph" style:parent-style-name="LO-normal"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2f3bf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6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8" style:family="paragraph" style:parent-style-name="LO-normal">
      <style:paragraph-properties fo:margin-left="1.27cm" fo:margin-right="0cm" fo:text-indent="0cm" style:auto-text-indent="false"/>
      <style:text-properties officeooo:paragraph-rsid="0014d369"/>
    </style:style>
    <style:style style:name="P9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10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11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2" style:family="paragraph" style:parent-style-name="Heading_20_2" style:list-style-name="WWNum1a">
      <style:paragraph-properties style:line-height-at-least="0.423cm"/>
      <style:text-properties style:font-name="Liberation Sans" fo:font-size="14pt" officeooo:rsid="00191571" officeooo:paragraph-rsid="00191571" style:font-name-asian="Microsoft YaHei" style:font-size-asian="14pt" style:font-name-complex="Arial" style:font-size-complex="14pt"/>
    </style:style>
    <style:style style:name="P13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4d369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c7f7d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8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9" style:family="text">
      <style:text-properties style:use-window-font-color="true" loext:opacity="0%" style:font-name="Liberation Serif" fo:font-size="12pt" fo:language="pt" fo:country="BR" officeooo:rsid="00149e8d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" fo:font-size="12pt" fo:language="pt" fo:country="BR" officeooo:rsid="0014d369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0b34d2" style:font-size-asian="10pt" style:font-size-complex="10pt"/>
    </style:style>
    <style:style style:name="T14" style:family="text">
      <style:text-properties fo:font-size="10pt" officeooo:rsid="000c8245" style:font-size-asian="10pt" style:font-size-complex="10pt"/>
    </style:style>
    <style:style style:name="T15" style:family="text">
      <style:text-properties fo:font-size="10pt" officeooo:rsid="0013f315" style:font-size-asian="10pt" style:font-size-complex="10pt"/>
    </style:style>
    <style:style style:name="T16" style:family="text">
      <style:text-properties fo:font-size="10pt" officeooo:rsid="001c7f7d" style:font-size-asian="10pt" style:font-size-complex="10pt"/>
    </style:style>
    <style:style style:name="T17" style:family="text">
      <style:text-properties officeooo:rsid="000b34d2"/>
    </style:style>
    <style:style style:name="T18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9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20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21" style:family="text">
      <style:text-properties style:font-name="Liberation Sans" fo:font-size="14pt" officeooo:rsid="0014d369" style:font-name-asian="Microsoft YaHei" style:font-size-asian="14pt" style:font-name-complex="Arial" style:font-size-complex="14pt"/>
    </style:style>
    <style:style style:name="T22" style:family="text">
      <style:text-properties officeooo:rsid="000b3e23"/>
    </style:style>
    <style:style style:name="T23" style:family="text">
      <style:text-properties officeooo:rsid="000c8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Sistema de </text:span><text:span text:style-name="T11">Gerenciamento de Teatro</text:span><text:line-break/>Caso de Uso: <text:span text:style-name="T21">Visualizar</text:span><text:span text:style-name="T20"> peça, sessão ou sala</text:span></text:p>
      <text:list xml:id="list3242280315" text:style-name="WWNum1a">
        <text:list-item>
          <text:p text:style-name="P11">Descrição</text:p>
        </text:list-item>
      </text:list>
      <text:p text:style-name="P3"><text:span text:style-name="T12">Este </text:span><text:span text:style-name="T6">caso de uso</text:span><text:span text:style-name="T12"> descreve como é feita </text:span><text:span text:style-name="T4">a </text:span><text:span text:style-name="T5">visualização</text:span><text:span text:style-name="T4"> de peça, sessões e salas</text:span><text:span text:style-name="T3">.</text:span></text:p>
      <text:list xml:id="list171225170584619" text:continue-numbering="true" text:style-name="WWNum1a">
        <text:list-item>
          <text:p text:style-name="P11">Descrição do Ator</text:p>
          <text:list>
            <text:list-item>
              <text:p text:style-name="P12">Participante</text:p>
            </text:list-item>
          </text:list>
        </text:list-item>
        <text:list-item>
          <text:p text:style-name="P11">Pré-requisito</text:p>
        </text:list-item>
      </text:list>
      <text:p text:style-name="P5"><text:span text:style-name="T12">1. </text:span><text:span text:style-name="T16">E</text:span><text:span text:style-name="T6">stá autenticado</text:span><text:span text:style-name="T5">.</text:span></text:p>
      <text:list xml:id="list171224800267498" text:continue-numbering="true" text:style-name="WWNum1a">
        <text:list-item>
          <text:p text:style-name="P11">Fluxo básico de eventos</text:p>
        </text:list-item>
      </text:list>
      <text:list xml:id="list981697950" text:style-name="WWNum2a">
        <text:list-item>
          <text:p text:style-name="P14"><text:span text:style-name="T14">O </text:span><text:span text:style-name="T5">participante</text:span><text:span text:style-name="T14"> faz a escolha </text:span><text:span text:style-name="T15">de uma peça, sessão ou sala</text:span><text:span text:style-name="T14">.</text:span></text:p>
        </text:list-item>
        <text:list-item>
          <text:p text:style-name="P14"><text:span text:style-name="T14">Será mostrada uma tela </text:span><text:span text:style-name="T4">exibindo informações do objeto escolhido</text:span><text:span text:style-name="T12">.</text:span></text:p>
        </text:list-item>
        <text:list-item>
          <text:p text:style-name="P15"><text:span text:style-name="T4">Apos ver as informações o </text:span><text:span text:style-name="T5">participante</text:span><text:span text:style-name="T4"> será redirecionado para a tela inicial</text:span><text:span text:style-name="T12">.</text:span></text:p>
        </text:list-item>
      </text:list>
      <text:list xml:id="list171225153130073" text:continue-list="list171224800267498" text:style-name="WWNum1a">
        <text:list-item>
          <text:p text:style-name="P11">Fluxos alternativos</text:p>
        </text:list-item>
      </text:list>
      <text:p text:style-name="P1"><text:span text:style-name="T17">5.1 </text:span><text:span text:style-name="T20">Peça, sessão ou sala</text:span><text:span text:style-name="T19"> não encontrad</text:span><text:span text:style-name="T20">a</text:span><text:span text:style-name="T19">.</text:span></text:p>
      <text:p text:style-name="P3"><text:span text:style-name="T3">Caso</text:span><text:span text:style-name="T4"> o objeto pesquisado não seja encontrado no banco de dados.</text:span></text:p>
      <text:p text:style-name="P4"><text:span text:style-name="T13"><text:tab/>1. </text:span><text:span text:style-name="T12">O sistema informa ao </text:span><text:span text:style-name="T14">participante</text:span><text:span text:style-name="T2">.</text:span><text:bookmark-start text:name="_heading=h.e9sl33f212yp"/><text:span text:style-name="T12"> </text:span></text:p>
      <text:list xml:id="list171223971882606" text:continue-numbering="true" text:style-name="WWNum1a">
        <text:list-item>
          <text:p text:style-name="P11">Cenários chave</text:p>
          <text:list>
            <text:list-item>
              <text:p text:style-name="P13">Erro ao conectar com o banco de dados.</text:p>
            </text:list-item>
          </text:list>
        </text:list-item>
        <text:list-item>
          <text:p text:style-name="P11">Pós-condição</text:p>
          <text:list>
            <text:list-item>
              <text:p text:style-name="P13"><text:span text:style-name="T21">Visualização</text:span><text:span text:style-name="T19"> feita com sucesso</text:span><text:span text:style-name="T22">. </text:span></text:p>
            </text:list-item>
          </text:list>
        </text:list-item>
      </text:list>
      <text:p text:style-name="P8"><text:span text:style-name="T7">O </text:span><text:span text:style-name="T10">participante</text:span><text:span text:style-name="T9"> </text:span><text:span text:style-name="T7">conseguiu </text:span><text:span text:style-name="T8">ver as informações do objeto e foi redirecionado para a tela inicial</text:span><text:span text:style-name="T7">.</text:span><text:bookmark-start text:name="_heading=h.3ybgif14tkxo"/></text:p>
      <text:list xml:id="list171223895807441" text:continue-numbering="true" text:style-name="WWNum1a">
        <text:list-item>
          <text:list>
            <text:list-item>
              <text:p text:style-name="P13">Falha <text:span text:style-name="T18">na </text:span><text:span text:style-name="T21">visualização</text:span><text:bookmark-start text:name="_heading=h.i3hgy9e01tu0"/></text:p>
            </text:list-item>
          </text:list>
        </text:list-item>
      </text:list>
      <text:p text:style-name="P7">O <text:span text:style-name="T10">participante</text:span><text:span text:style-name="T23"> não conseguiu </text:span><text:span text:style-name="T8">ver as informações do objeto e</text:span><text:span text:style-name="T23"> foi redirecionado para a tela inicial.</text:span></text:p>
      <text:list xml:id="list171223853540663" text:continue-numbering="true" text:style-name="WWNum1a">
        <text:list-item>
          <text:p text:style-name="P11">Requisitos especiais</text:p>
        </text:list-item>
      </text:list>
      <text:p text:style-name="P6"/>
      <text:p text:style-name="P2"/>
      <text:p text:style-name="P10"><text:bookmark-end text:name="_heading=h.e9sl33f212yp"/><text:bookmark-end text:name="_heading=h.3ybgif14tkxo"/><text:bookmark-end text:name="_heading=h.i3hgy9e01tu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3M28S</meta:editing-duration>
    <meta:editing-cycles>14</meta:editing-cycles>
    <meta:generator>LibreOffice/7.1.5.2$Windows_X86_64 LibreOffice_project/85f04e9f809797b8199d13c421bd8a2b025d52b5</meta:generator>
    <dc:date>2021-10-18T17:12:22.963000000</dc:date>
    <meta:document-statistic meta:table-count="0" meta:image-count="0" meta:object-count="0" meta:page-count="1" meta:paragraph-count="23" meta:word-count="165" meta:character-count="967" meta:non-whitespace-character-count="837"/>
  </office:meta>
</office:document-meta>
</file>